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ole-draw-aspect="1"/>
    </style:style>
    <style:style style:name="P1" style:family="paragraph">
      <style:paragraph-properties fo:text-align="center"/>
      <style:text-properties style:font-name="Fira Code" fo:font-size="18pt" style:font-size-asian="18pt" style:font-size-complex="18pt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12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1.2$Windows_X86_64 LibreOffice_project/5d19a1bfa650b796764388cd8b33a5af1f5baa1b</meta:generator>
    <dc:date>2018-10-29T00:54:36.227000000</dc:date>
    <meta:editing-duration>PT11M15S</meta:editing-duration>
    <meta:editing-cycles>4</meta:editing-cycles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Fira Code'" style:font-style-name="Обычный" style:font-family-generic="modern" style:font-pitch="fixed" fo:font-size="18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Fira Code'" style:font-style-name="Обычный" style:font-family-generic="modern" style:font-pitch="fixed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Fira Code'" style:font-style-name="Обычный" style:font-family-generic="modern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minimum="0" chart:maximum="1" chart:origin="0" chart:interval-major="0.1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family="'Fira Code'" style:font-style-name="Обычный" style:font-family-generic="modern" style:font-pitch="fixed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Fira Code'" style:font-style-name="Обычный" style:font-family-generic="modern" style:font-pitch="fixed" fo:font-size="12pt" style:font-size-asian="9pt" style:font-size-complex="9pt"/>
    </style:style>
    <style:style style:name="ch9" style:family="chart" style:data-style-name="N1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">
      <style:chart-properties chart:symbol-type="none" loext:label-stroke-color="#3465a4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family="'Fira Code'" style:font-style-name="Обычный" style:font-family-generic="modern" style:font-pitch="fixed"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2.001cm" xlink:href="." xlink:type="simple" chart:class="chart:line" chart:style-name="ch1">
        <chart:title svg:x="5.07cm" svg:y="0.376cm" chart:style-name="ch2">
          <text:p>Оценка лабораторной работы</text:p>
        </chart:title>
        <chart:plot-area chart:style-name="ch3" chart:data-source-has-labels="both" svg:x="1.395cm" svg:y="2.188cm" svg:width="17.008cm" svg:height="8.312cm">
          <chartooo:coordinate-region svg:x="2.493cm" svg:y="2.387cm" svg:width="15.697cm" svg:height="7.466cm"/>
          <chart:axis chart:dimension="x" chart:name="primary-x" chart:style-name="ch4" chartooo:axis-type="auto">
            <chartooo:date-scale/>
            <chart:title svg:x="8.103cm" svg:y="10.741cm" chart:style-name="ch5">
              <text:p>Время, недели</text:p>
            </chart:title>
            <chart:categories table:cell-range-address="local-table.$A$2:.$A$8"/>
            <chart:grid chart:style-name="ch6" chart:class="major"/>
          </chart:axis>
          <chart:axis chart:dimension="y" chart:name="primary-y" chart:style-name="ch7">
            <chart:title svg:x="0.238cm" svg:y="7.214cm" chart:style-name="ch8">
              <text:p>Оценка</text:p>
            </chart:title>
          </chart:axis>
          <chart:axis chart:dimension="y" chart:name="secondary-y" chart:style-name="ch9"/>
          <chart:series chart:attached-axis="primary-y" chart:style-name="ch10" chart:values-cell-range-address="local-table.$B$2:.$B$8" chart:label-cell-address="local-table.$B$1" chart:class="chart:line">
            <chart:data-point chart:repeated="7"/>
          </chart:series>
          <chart:series chart:attached-axis="primary-y" chart:style-name="ch11" chart:values-cell-range-address="local-table.$C$2:.$C$8" chart:label-cell-address="local-table.$C$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клад</text:p>
              </table:table-cell>
              <table:table-cell office:value-type="string">
                <text:p>Асимптота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">
                <text:p>0.6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3">
                <text:p>0.583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